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770990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25.91" calcext:value-type="float">
            <text:p>25.91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369 kWh</text:p>
          </table:table-cell>
          <table:table-cell office:value-type="float" office:value="2483.7" calcext:value-type="float">
            <text:p>2483.7</text:p>
          </table:table-cell>
          <table:table-cell office:value-type="string" calcext:value-type="string">
            <text:p>15-01-2018</text:p>
          </table:table-cell>
          <table:table-cell office:value-type="string" calcext:value-type="string">
            <text:p>12-02-2018</text:p>
          </table:table-cell>
          <table:table-cell office:value-type="float" office:value="173.86" calcext:value-type="float">
            <text:p>173.86</text:p>
          </table:table-cell>
          <table:table-cell office:value-type="float" office:value="26.51" calcext:value-type="float">
            <text:p>26.51</text:p>
          </table:table-cell>
          <table:table-cell office:value-type="string" calcext:value-type="string">
            <text:p>T-0</text:p>
          </table:table-cell>
          <table:table-cell office:value-type="float" office:value="2877.61" calcext:value-type="float">
            <text:p>2877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23.55" calcext:value-type="float">
            <text:p>23.55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379 kWh</text:p>
          </table:table-cell>
          <table:table-cell office:value-type="float" office:value="2547.24" calcext:value-type="float">
            <text:p>2547.24</text:p>
          </table:table-cell>
          <table:table-cell office:value-type="string" calcext:value-type="string">
            <text:p>15-12-2017</text:p>
          </table:table-cell>
          <table:table-cell office:value-type="string" calcext:value-type="string">
            <text:p>15-01-2018</text:p>
          </table:table-cell>
          <table:table-cell office:value-type="float" office:value="178.31" calcext:value-type="float">
            <text:p>178.31</text:p>
          </table:table-cell>
          <table:table-cell office:value-type="float" office:value="27.14" calcext:value-type="float">
            <text:p>27.14</text:p>
          </table:table-cell>
          <table:table-cell office:value-type="string" calcext:value-type="string">
            <text:p>T-0</text:p>
          </table:table-cell>
          <table:table-cell office:value-type="float" office:value="2943.24" calcext:value-type="float">
            <text:p>2943.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25.85" calcext:value-type="float">
            <text:p>25.85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346 kWh</text:p>
          </table:table-cell>
          <table:table-cell office:value-type="float" office:value="2297.54" calcext:value-type="float">
            <text:p>2297.54</text:p>
          </table:table-cell>
          <table:table-cell office:value-type="string" calcext:value-type="string">
            <text:p>13-11-2017</text:p>
          </table:table-cell>
          <table:table-cell office:value-type="string" calcext:value-type="string">
            <text:p>15-12-2017</text:p>
          </table:table-cell>
          <table:table-cell office:value-type="float" office:value="160.83" calcext:value-type="float">
            <text:p>160.83</text:p>
          </table:table-cell>
          <table:table-cell office:value-type="float" office:value="24.64" calcext:value-type="float">
            <text:p>24.64</text:p>
          </table:table-cell>
          <table:table-cell office:value-type="string" calcext:value-type="string">
            <text:p>T-0</text:p>
          </table:table-cell>
          <table:table-cell office:value-type="float" office:value="2675.18" calcext:value-type="float">
            <text:p>2675.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23.56" calcext:value-type="float">
            <text:p>23.56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349 kWh</text:p>
          </table:table-cell>
          <table:table-cell office:value-type="float" office:value="2309.32" calcext:value-type="float">
            <text:p>2309.32</text:p>
          </table:table-cell>
          <table:table-cell office:value-type="string" calcext:value-type="string">
            <text:p>13-10-2017</text:p>
          </table:table-cell>
          <table:table-cell office:value-type="string" calcext:value-type="string">
            <text:p>13-11-2017</text:p>
          </table:table-cell>
          <table:table-cell office:value-type="float" office:value="161.65" calcext:value-type="float">
            <text:p>161.65</text:p>
          </table:table-cell>
          <table:table-cell office:value-type="float" office:value="24.75" calcext:value-type="float">
            <text:p>24.75</text:p>
          </table:table-cell>
          <table:table-cell office:value-type="string" calcext:value-type="string">
            <text:p>T-0</text:p>
          </table:table-cell>
          <table:table-cell office:value-type="float" office:value="2684.91" calcext:value-type="float">
            <text:p>2684.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22.63" calcext:value-type="float">
            <text:p>22.63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348 kWh</text:p>
          </table:table-cell>
          <table:table-cell office:value-type="float" office:value="2292.73" calcext:value-type="float">
            <text:p>2292.73</text:p>
          </table:table-cell>
          <table:table-cell office:value-type="string" calcext:value-type="string">
            <text:p>12-09-2017</text:p>
          </table:table-cell>
          <table:table-cell office:value-type="string" calcext:value-type="string">
            <text:p>13-10-2017</text:p>
          </table:table-cell>
          <table:table-cell office:value-type="float" office:value="160.49" calcext:value-type="float">
            <text:p>160.49</text:p>
          </table:table-cell>
          <table:table-cell office:value-type="float" office:value="24.58" calcext:value-type="float">
            <text:p>24.58</text:p>
          </table:table-cell>
          <table:table-cell office:value-type="string" calcext:value-type="string">
            <text:p>T-0</text:p>
          </table:table-cell>
          <table:table-cell office:value-type="float" office:value="2665.39" calcext:value-type="float">
            <text:p>2665.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24.96" calcext:value-type="float">
            <text:p>24.96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352 kWh</text:p>
          </table:table-cell>
          <table:table-cell office:value-type="float" office:value="2311.96" calcext:value-type="float">
            <text:p>2311.96</text:p>
          </table:table-cell>
          <table:table-cell office:value-type="string" calcext:value-type="string">
            <text:p>14-08-2017</text:p>
          </table:table-cell>
          <table:table-cell office:value-type="string" calcext:value-type="string">
            <text:p>12-09-2017</text:p>
          </table:table-cell>
          <table:table-cell office:value-type="float" office:value="161.84" calcext:value-type="float">
            <text:p>161.84</text:p>
          </table:table-cell>
          <table:table-cell office:value-type="float" office:value="24.76" calcext:value-type="float">
            <text:p>24.76</text:p>
          </table:table-cell>
          <table:table-cell office:value-type="string" calcext:value-type="string">
            <text:p>T-0</text:p>
          </table:table-cell>
          <table:table-cell office:value-type="float" office:value="2687.81" calcext:value-type="float">
            <text:p>2687.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30.58" calcext:value-type="float">
            <text:p>30.58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402 kWh</text:p>
          </table:table-cell>
          <table:table-cell office:value-type="float" office:value="2659.01" calcext:value-type="float">
            <text:p>2659.01</text:p>
          </table:table-cell>
          <table:table-cell office:value-type="string" calcext:value-type="string">
            <text:p>13-07-2017</text:p>
          </table:table-cell>
          <table:table-cell office:value-type="string" calcext:value-type="string">
            <text:p>14-08-2017</text:p>
          </table:table-cell>
          <table:table-cell office:value-type="float" office:value="186.13" calcext:value-type="float">
            <text:p>186.13</text:p>
          </table:table-cell>
          <table:table-cell office:value-type="float" office:value="28.23" calcext:value-type="float">
            <text:p>28.23</text:p>
          </table:table-cell>
          <table:table-cell office:value-type="string" calcext:value-type="string">
            <text:p>T-0</text:p>
          </table:table-cell>
          <table:table-cell office:value-type="float" office:value="3067.57" calcext:value-type="float">
            <text:p>3067.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29.36" calcext:value-type="float">
            <text:p>29.36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357 kWh</text:p>
          </table:table-cell>
          <table:table-cell office:value-type="float" office:value="2328.64" calcext:value-type="float">
            <text:p>2328.64</text:p>
          </table:table-cell>
          <table:table-cell office:value-type="string" calcext:value-type="string">
            <text:p>13-06-2017</text:p>
          </table:table-cell>
          <table:table-cell office:value-type="string" calcext:value-type="string">
            <text:p>13-07-2017</text:p>
          </table:table-cell>
          <table:table-cell office:value-type="float" office:value="163" calcext:value-type="float">
            <text:p>163</text:p>
          </table:table-cell>
          <table:table-cell office:value-type="float" office:value="24.92" calcext:value-type="float">
            <text:p>24.92</text:p>
          </table:table-cell>
          <table:table-cell office:value-type="string" calcext:value-type="string">
            <text:p>T-0</text:p>
          </table:table-cell>
          <table:table-cell office:value-type="float" office:value="2708.87" calcext:value-type="float">
            <text:p>2708.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26.82" calcext:value-type="float">
            <text:p>26.82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422 kWh</text:p>
          </table:table-cell>
          <table:table-cell office:value-type="float" office:value="2743.11" calcext:value-type="float">
            <text:p>2743.11</text:p>
          </table:table-cell>
          <table:table-cell office:value-type="string" calcext:value-type="string">
            <text:p>13-05-2017</text:p>
          </table:table-cell>
          <table:table-cell office:value-type="string" calcext:value-type="string">
            <text:p>13-06-2017</text:p>
          </table:table-cell>
          <table:table-cell office:value-type="float" office:value="192.02" calcext:value-type="float">
            <text:p>192.02</text:p>
          </table:table-cell>
          <table:table-cell office:value-type="float" office:value="29.05" calcext:value-type="float">
            <text:p>29.05</text:p>
          </table:table-cell>
          <table:table-cell office:value-type="string" calcext:value-type="string">
            <text:p>T-0</text:p>
          </table:table-cell>
          <table:table-cell office:value-type="float" office:value="3153.27" calcext:value-type="float">
            <text:p>3153.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11.44" calcext:value-type="float">
            <text:p>11.44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453 kWh</text:p>
          </table:table-cell>
          <table:table-cell office:value-type="float" office:value="2920.43" calcext:value-type="float">
            <text:p>2920.43</text:p>
          </table:table-cell>
          <table:table-cell office:value-type="string" calcext:value-type="string">
            <text:p>12-04-2017</text:p>
          </table:table-cell>
          <table:table-cell office:value-type="string" calcext:value-type="string">
            <text:p>13-05-2017</text:p>
          </table:table-cell>
          <table:table-cell office:value-type="float" office:value="204.43" calcext:value-type="float">
            <text:p>204.43</text:p>
          </table:table-cell>
          <table:table-cell office:value-type="float" office:value="30.83" calcext:value-type="float">
            <text:p>30.83</text:p>
          </table:table-cell>
          <table:table-cell office:value-type="string" calcext:value-type="string">
            <text:p>T-0</text:p>
          </table:table-cell>
          <table:table-cell office:value-type="float" office:value="3329.6" calcext:value-type="float">
            <text:p>3329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22.39" calcext:value-type="float">
            <text:p>22.39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377 kWh</text:p>
          </table:table-cell>
          <table:table-cell office:value-type="float" office:value="2387.43" calcext:value-type="float">
            <text:p>2387.43</text:p>
          </table:table-cell>
          <table:table-cell office:value-type="string" calcext:value-type="string">
            <text:p>14-03-2017</text:p>
          </table:table-cell>
          <table:table-cell office:value-type="string" calcext:value-type="string">
            <text:p>12-04-2017</text:p>
          </table:table-cell>
          <table:table-cell office:value-type="float" office:value="167.12" calcext:value-type="float">
            <text:p>167.12</text:p>
          </table:table-cell>
          <table:table-cell office:value-type="float" office:value="25.49" calcext:value-type="float">
            <text:p>25.49</text:p>
          </table:table-cell>
          <table:table-cell office:value-type="string" calcext:value-type="string">
            <text:p>T-0</text:p>
          </table:table-cell>
          <table:table-cell office:value-type="float" office:value="2764.22" calcext:value-type="float">
            <text:p>2764.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.83" calcext:value-type="float">
            <text:p>74.83</text:p>
          </table:table-cell>
          <table:table-cell office:value-type="float" office:value="20.88" calcext:value-type="float">
            <text:p>20.88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374 kWh</text:p>
          </table:table-cell>
          <table:table-cell office:value-type="float" office:value="2357.64" calcext:value-type="float">
            <text:p>2357.64</text:p>
          </table:table-cell>
          <table:table-cell office:value-type="string" calcext:value-type="string">
            <text:p>11-02-2017</text:p>
          </table:table-cell>
          <table:table-cell office:value-type="string" calcext:value-type="string">
            <text:p>22-03-2017</text:p>
          </table:table-cell>
          <table:table-cell office:value-type="float" office:value="165.03" calcext:value-type="float">
            <text:p>165.03</text:p>
          </table:table-cell>
          <table:table-cell office:value-type="float" office:value="25.19" calcext:value-type="float">
            <text:p>25.19</text:p>
          </table:table-cell>
          <table:table-cell office:value-type="string" calcext:value-type="string">
            <text:p>T-0</text:p>
          </table:table-cell>
          <table:table-cell office:value-type="float" office:value="2729.89" calcext:value-type="float">
            <text:p>2729.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.83" calcext:value-type="float">
            <text:p>74.83</text:p>
          </table:table-cell>
          <table:table-cell office:value-type="float" office:value="214.19" calcext:value-type="float">
            <text:p>214.19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374 kWh</text:p>
          </table:table-cell>
          <table:table-cell office:value-type="float" office:value="2357.64" calcext:value-type="float">
            <text:p>2357.64</text:p>
          </table:table-cell>
          <table:table-cell office:value-type="string" calcext:value-type="string">
            <text:p>11-02-2017</text:p>
          </table:table-cell>
          <table:table-cell office:value-type="string" calcext:value-type="string">
            <text:p>14-03-2017</text:p>
          </table:table-cell>
          <table:table-cell office:value-type="float" office:value="165.03" calcext:value-type="float">
            <text:p>165.03</text:p>
          </table:table-cell>
          <table:table-cell office:value-type="float" office:value="25.19" calcext:value-type="float">
            <text:p>25.19</text:p>
          </table:table-cell>
          <table:table-cell office:value-type="string" calcext:value-type="string">
            <text:p>T-0</text:p>
          </table:table-cell>
          <table:table-cell office:value-type="float" office:value="2923.2" calcext:value-type="float">
            <text:p>2923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6:00:15.920000000</meta:creation-date>
    <dc:date>2018-03-27T16:10:29.637000000</dc:date>
    <meta:editing-duration>PT10M14S</meta:editing-duration>
    <meta:editing-cycles>1</meta:editing-cycles>
    <meta:document-statistic meta:table-count="1" meta:cell-count="167" meta:object-count="0"/>
    <meta:generator>LibreOffice/5.3.4.2$Windows_x86 LibreOffice_project/f82d347ccc0be322489bf7da61d7e4ad13fe2ff3</meta:generator>
  </office:meta>
</office:document-meta>
</file>